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9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0" style:family="graphic" style:parent-style-name="objectwithoutfill">
      <style:graphic-properties draw:marker-end="Arrow" draw:marker-end-width="0.25cm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12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89cm" fo:min-width="0cm"/>
    </style:style>
    <style:style style:name="gr15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16" style:family="graphic" style:parent-style-name="objectwithoutfill">
      <style:graphic-properties draw:marker-start="Arrow" draw:marker-start-width="0.25cm" draw:marker-end="" draw:marker-end-width="0.254cm" draw:marker-end-center="true" draw:fill="none" draw:textarea-horizontal-align="center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0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P1" style:family="paragraph">
      <style:text-properties fo:font-size="16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1" style:family="paragraph">
      <style:text-properties fo:font-weight="bold"/>
    </style:style>
    <style:style style:name="P12" style:family="paragraph">
      <style:text-properties fo:font-weight="bold" style:font-weight-asian="normal" style:font-weight-complex="normal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04cm" svg:height="0.9cm" svg:x="1.598cm" svg:y="1.55cm">
          <draw:text-box>
            <text:p text:style-name="P1"><text:span text:style-name="T1">TOE/RAi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5" xml:id="id26" draw:id="id26" draw:layer="layout" svg:width="1.215cm" svg:height="0.623cm" svg:x="1.508cm" svg:y="11.31cm">
          <text:p text:style-name="P4"><text:span text:style-name="T3">TIm</text:span></text:p>
        </draw:rect>
        <draw:rect draw:style-name="gr6" draw:text-style-name="P5" xml:id="id24" draw:id="id24" draw:layer="layout" svg:width="1.215cm" svg:height="0.636cm" svg:x="1.508cm" svg:y="10.496cm">
          <text:p text:style-name="P4"><text:span text:style-name="T3">RXe</text:span></text:p>
        </draw:rect>
        <draw:rect draw:style-name="gr7" draw:text-style-name="P6" draw:layer="layout" svg:width="17.933cm" svg:height="11.988cm" svg:x="1.508cm" svg:y="1.457cm">
          <text:p/>
        </draw:rect>
        <draw:rect draw:style-name="gr8" draw:text-style-name="P7" xml:id="id3" draw:id="id3" draw:layer="layout" svg:width="3.022cm" svg:height="1.471cm" svg:x="4.937cm" svg:y="3.675cm">
          <text:p text:style-name="P7"><text:span text:style-name="T4">Mrd</text:span></text:p>
          <text:p text:style-name="P7"><text:span text:style-name="T5"><text:s text:c="4"/></text:span><text:span text:style-name="T5">MemoryReader</text:span><text:span text:style-name="T4"> </text:span></text:p>
        </draw:rect>
        <draw:rect draw:style-name="gr9" draw:text-style-name="P8" xml:id="id1" draw:id="id1" draw:layer="layout" svg:width="0.533cm" svg:height="0.25cm" svg:x="1.66cm" svg:y="4.285cm">
          <text:p/>
        </draw:rect>
        <draw:connector draw:style-name="gr10" draw:layer="layout" svg:x1="2.193cm" svg:y1="4.41cm" svg:x2="4.937cm" svg:y2="4.403cm" draw:start-shape="id1" draw:start-glue-point="1" svg:d="M2193 4410h1623v-7h1121">
          <text:p/>
        </draw:connector>
        <draw:frame draw:style-name="gr11" draw:text-style-name="P9" draw:layer="layout" svg:width="2.159cm" svg:height="0.661cm" svg:x="2.646cm" svg:y="7.217cm">
          <draw:text-box>
            <text:p><text:span text:style-name="T6">RxP_RdCmd</text:span></text:p>
          </draw:text-box>
        </draw:frame>
        <draw:rect draw:style-name="gr9" draw:text-style-name="P8" xml:id="id2" draw:id="id2" draw:layer="layout" svg:width="0.657cm" svg:height="0.25cm" svg:x="6.125cm" svg:y="1.686cm">
          <text:p/>
        </draw:rect>
        <draw:connector draw:style-name="gr12" draw:layer="layout" svg:x1="6.453cm" svg:y1="1.936cm" svg:x2="6.448cm" svg:y2="3.675cm" draw:start-shape="id2" draw:start-glue-point="2" draw:end-shape="id3" draw:end-glue-point="0" svg:d="M6453 1936v863h-5v876">
          <text:p/>
        </draw:connector>
        <draw:frame draw:style-name="gr13" draw:text-style-name="P9" draw:layer="layout" svg:width="1.067cm" svg:height="0.661cm" draw:transform="rotate (1.5707963267946) translate (5.876cm 3.54cm)">
          <draw:text-box>
            <text:p><text:span text:style-name="T6">Data</text:span></text:p>
          </draw:text-box>
        </draw:frame>
        <draw:rect draw:style-name="gr9" draw:text-style-name="P8" xml:id="id4" draw:id="id4" draw:layer="layout" svg:width="0.657cm" svg:height="0.25cm" svg:x="9.291cm" svg:y="1.686cm">
          <text:p/>
        </draw:rect>
        <draw:connector draw:style-name="gr10" draw:layer="layout" svg:x1="9.619cm" svg:y1="1.936cm" svg:x2="9.62cm" svg:y2="4.086cm" draw:start-shape="id4" draw:start-glue-point="2" draw:end-shape="id5" draw:end-glue-point="0" svg:d="M9619 1936v1075h1v1075">
          <text:p/>
        </draw:connector>
        <draw:rect draw:style-name="gr9" draw:text-style-name="P8" xml:id="id7" draw:id="id7" draw:layer="layout" svg:width="0.657cm" svg:height="0.25cm" svg:x="10.992cm" svg:y="1.686cm">
          <text:p/>
        </draw:rect>
        <draw:connector draw:style-name="gr10" draw:layer="layout" svg:x1="11.321cm" svg:y1="4.086cm" svg:x2="11.32cm" svg:y2="1.936cm" draw:start-shape="id6" draw:start-glue-point="0" draw:end-shape="id7" draw:end-glue-point="2" svg:d="M11321 4086v-1075h-1v-1075">
          <text:p/>
        </draw:connector>
        <draw:frame draw:style-name="gr14" draw:text-style-name="P9" draw:layer="layout" svg:width="1.818cm" svg:height="0.839cm" draw:transform="rotate (1.5707963267946) translate (8.947cm 3.954cm)">
          <draw:text-box>
            <text:p><text:span text:style-name="T6">DataReq</text:span></text:p>
          </draw:text-box>
        </draw:frame>
        <draw:frame draw:style-name="gr14" draw:text-style-name="P9" draw:layer="layout" svg:width="1.249cm" svg:height="0.839cm" draw:transform="rotate (1.5707963267946) translate (10.664cm 3.746cm)">
          <draw:text-box>
            <text:p><text:span text:style-name="T6">Meta</text:span></text:p>
          </draw:text-box>
        </draw:frame>
        <draw:connector draw:style-name="gr10" draw:layer="layout" draw:line-skew="0.459cm" svg:x1="9.905cm" svg:y1="8.457cm" svg:x2="6.446cm" svg:y2="8.58cm" draw:start-shape="id8" draw:start-glue-point="2" draw:end-shape="id9" draw:end-glue-point="2" svg:d="M9905 8457v1096h-3459v-973">
          <text:p/>
        </draw:connector>
        <draw:connector draw:style-name="gr10" draw:layer="layout" svg:x1="4.897cm" svg:y1="7.811cm" svg:x2="2.194cm" svg:y2="7.812cm" draw:start-shape="id9" draw:start-glue-point="3" draw:end-shape="id10" draw:end-glue-point="1" svg:d="M4897 7811h-1358v1h-1345">
          <text:p/>
        </draw:connector>
        <draw:rect draw:style-name="gr9" draw:text-style-name="P8" xml:id="id10" draw:id="id10" draw:layer="layout" svg:width="0.533cm" svg:height="0.25cm" svg:x="1.661cm" svg:y="7.687cm">
          <text:p/>
        </draw:rect>
        <draw:rect draw:style-name="gr9" draw:text-style-name="P8" xml:id="id5" draw:id="id5" draw:layer="layout" svg:width="0.657cm" svg:height="0.25cm" svg:x="9.292cm" svg:y="4.086cm">
          <text:p/>
        </draw:rect>
        <draw:rect draw:style-name="gr9" draw:text-style-name="P8" xml:id="id6" draw:id="id6" draw:layer="layout" svg:width="0.657cm" svg:height="0.25cm" svg:x="10.993cm" svg:y="4.086cm">
          <text:p/>
        </draw:rect>
        <draw:connector draw:style-name="gr10" draw:layer="layout" svg:x1="6.446cm" svg:y1="7.043cm" svg:x2="6.448cm" svg:y2="5.146cm" draw:start-shape="id9" draw:start-glue-point="0" draw:end-shape="id3" draw:end-glue-point="2" svg:d="M6446 7043v-948h2v-949">
          <text:p/>
        </draw:connector>
        <draw:rect draw:style-name="gr9" draw:text-style-name="P8" draw:layer="layout" svg:width="1.004cm" svg:height="0.25cm" svg:x="10.938cm" svg:y="7.619cm">
          <text:p/>
        </draw:rect>
        <draw:rect draw:style-name="gr9" draw:text-style-name="P8" xml:id="id11" draw:id="id11" draw:layer="layout" svg:width="1.004cm" svg:height="0.25cm" svg:x="10.938cm" svg:y="6.819cm">
          <text:p/>
        </draw:rect>
        <draw:rect draw:style-name="gr9" draw:text-style-name="P8" xml:id="id13" draw:id="id13" draw:layer="layout" svg:width="1.004cm" svg:height="0.249cm" svg:x="10.938cm" svg:y="7.62cm">
          <text:p/>
        </draw:rect>
        <draw:connector draw:style-name="gr15" draw:layer="layout" svg:x1="11.942cm" svg:y1="6.944cm" svg:x2="18.183cm" svg:y2="6.937cm" draw:start-shape="id11" draw:start-glue-point="1" draw:end-shape="id12" draw:end-glue-point="3" svg:d="M11942 6944h3114v-7h3127">
          <text:p/>
        </draw:connector>
        <draw:connector draw:style-name="gr16" draw:layer="layout" svg:x1="11.942cm" svg:y1="7.744cm" svg:x2="18.183cm" svg:y2="7.744cm" draw:start-shape="id13" draw:start-glue-point="1" draw:end-shape="id14" draw:end-glue-point="3" svg:d="M11942 7744h6241">
          <text:p/>
        </draw:connector>
        <draw:rect draw:style-name="gr6" draw:text-style-name="P5" xml:id="id14" draw:id="id14" draw:layer="layout" svg:width="1.215cm" svg:height="0.623cm" svg:x="18.183cm" svg:y="7.433cm">
          <text:p text:style-name="P4"><text:span text:style-name="T3">RSt</text:span></text:p>
        </draw:rect>
        <draw:rect draw:style-name="gr6" draw:text-style-name="P5" xml:id="id12" draw:id="id12" draw:layer="layout" svg:width="1.215cm" svg:height="0.636cm" svg:x="18.183cm" svg:y="6.619cm">
          <text:p text:style-name="P4"><text:span text:style-name="T3">RSt</text:span></text:p>
        </draw:rect>
        <draw:custom-shape draw:style-name="gr17" draw:text-style-name="P10" draw:layer="layout" svg:width="0.59cm" svg:height="0.291cm" svg:x="15.236cm" svg:y="6.814cm">
          <text:p text:style-name="P10">2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10" draw:layer="layout" svg:width="0.59cm" svg:height="0.291cm" svg:x="15.237cm" svg:y="7.599cm">
          <text:p text:style-name="P10">2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3" draw:text-style-name="P9" draw:layer="layout" svg:width="1.88cm" svg:height="0.661cm" svg:x="15.96cm" svg:y="6.357cm">
          <draw:text-box>
            <text:p><text:span text:style-name="T6">RxSarQry</text:span></text:p>
          </draw:text-box>
        </draw:frame>
        <draw:frame draw:style-name="gr13" draw:text-style-name="P9" draw:layer="layout" svg:width="1.88cm" svg:height="0.661cm" svg:x="15.96cm" svg:y="7.158cm">
          <draw:text-box>
            <text:p><text:span text:style-name="T6">RxSarRep</text:span></text:p>
          </draw:text-box>
        </draw:frame>
        <draw:frame draw:style-name="gr11" draw:text-style-name="P9" draw:layer="layout" svg:width="2.159cm" svg:height="0.661cm" svg:x="2.547cm" svg:y="3.818cm">
          <draw:text-box>
            <text:p><text:span text:style-name="T6">RxP_Data</text:span></text:p>
          </draw:text-box>
        </draw:frame>
        <draw:frame draw:style-name="gr18" draw:text-style-name="P9" draw:layer="layout" svg:width="2.159cm" svg:height="0.661cm" svg:x="6.546cm" svg:y="9.052cm">
          <draw:text-box>
            <text:p><text:span text:style-name="T6">MemRdCmd</text:span></text:p>
          </draw:text-box>
        </draw:frame>
        <draw:custom-shape draw:style-name="gr17" draw:text-style-name="P10" draw:layer="layout" svg:width="0.59cm" svg:height="0.291cm" svg:x="8.793cm" svg:y="9.378cm">
          <text:p text:style-name="P10">16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8" xml:id="id8" draw:id="id8" draw:layer="layout" svg:width="0.657cm" svg:height="0.25cm" svg:x="9.577cm" svg:y="8.207cm">
          <text:p/>
        </draw:rect>
        <draw:rect draw:style-name="gr9" draw:text-style-name="P8" draw:layer="layout" svg:width="0.657cm" svg:height="0.25cm" svg:x="5.154cm" svg:y="8.277cm">
          <text:p/>
        </draw:rect>
        <draw:frame draw:style-name="gr19" draw:text-style-name="P9" draw:layer="layout" svg:width="1.474cm" svg:height="0.445cm" svg:x="6.638cm" svg:y="5.984cm">
          <draw:text-box>
            <text:p><text:span text:style-name="T6">SplitSeg</text:span></text:p>
          </draw:text-box>
        </draw:frame>
        <draw:custom-shape draw:style-name="gr17" draw:text-style-name="P10" draw:layer="layout" svg:width="0.59cm" svg:height="0.291cm" draw:transform="rotate (1.5707963267946) translate (6.283cm 6.514cm)">
          <text:p text:style-name="P10">16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5" draw:layer="layout" svg:width="1.215cm" svg:height="0.623cm" svg:x="18.184cm" svg:y="5.234cm">
          <text:p text:style-name="P4"><text:span text:style-name="T3">PRt</text:span></text:p>
        </draw:rect>
        <draw:rect draw:style-name="gr6" draw:text-style-name="P5" draw:layer="layout" svg:width="1.215cm" svg:height="0.636cm" svg:x="18.184cm" svg:y="4.42cm">
          <text:p text:style-name="P4"><text:span text:style-name="T3">PRt</text:span></text:p>
        </draw:rect>
        <draw:rect draw:style-name="gr9" draw:text-style-name="P8" draw:layer="layout" svg:width="1.004cm" svg:height="0.25cm" svg:x="13.838cm" svg:y="5.419cm">
          <text:p/>
        </draw:rect>
        <draw:rect draw:style-name="gr9" draw:text-style-name="P8" xml:id="id15" draw:id="id15" draw:layer="layout" svg:width="1.004cm" svg:height="0.25cm" svg:x="13.838cm" svg:y="4.619cm">
          <text:p/>
        </draw:rect>
        <draw:rect draw:style-name="gr9" draw:text-style-name="P8" xml:id="id16" draw:id="id16" draw:layer="layout" svg:width="1.004cm" svg:height="0.249cm" svg:x="13.838cm" svg:y="5.42cm">
          <text:p/>
        </draw:rect>
        <draw:connector draw:style-name="gr15" draw:layer="layout" svg:x1="14.842cm" svg:y1="4.744cm" svg:x2="18.179cm" svg:y2="4.738cm" draw:start-shape="id15" draw:start-glue-point="1" svg:d="M14842 4744h1919v-6h1418">
          <text:p/>
        </draw:connector>
        <draw:connector draw:style-name="gr16" draw:layer="layout" svg:x1="14.842cm" svg:y1="5.544cm" svg:x2="18.179cm" svg:y2="5.545cm" draw:start-shape="id16" draw:start-glue-point="1" svg:d="M14842 5544h1919v1h1418">
          <text:p/>
        </draw:connector>
        <draw:custom-shape draw:style-name="gr17" draw:text-style-name="P10" draw:layer="layout" svg:width="0.59cm" svg:height="0.291cm" svg:x="15.632cm" svg:y="4.615cm">
          <text:p text:style-name="P10">2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10" draw:layer="layout" svg:width="0.59cm" svg:height="0.291cm" svg:x="15.633cm" svg:y="5.4cm">
          <text:p text:style-name="P10">2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3" draw:text-style-name="P9" draw:layer="layout" svg:width="1.88cm" svg:height="0.661cm" svg:x="15.956cm" svg:y="4.158cm">
          <draw:text-box>
            <text:p><text:span text:style-name="T6">LsnReq</text:span></text:p>
          </draw:text-box>
        </draw:frame>
        <draw:frame draw:style-name="gr13" draw:text-style-name="P9" draw:layer="layout" svg:width="1.88cm" svg:height="0.661cm" svg:x="15.956cm" svg:y="4.959cm">
          <draw:text-box>
            <text:p><text:span text:style-name="T6">LsnAck</text:span></text:p>
          </draw:text-box>
        </draw:frame>
        <draw:rect draw:style-name="gr9" draw:text-style-name="P8" xml:id="id17" draw:id="id17" draw:layer="layout" svg:width="0.657cm" svg:height="0.25cm" svg:x="13.392cm" svg:y="1.686cm">
          <text:p/>
        </draw:rect>
        <draw:connector draw:style-name="gr10" draw:layer="layout" svg:x1="13.72cm" svg:y1="1.936cm" svg:x2="13.721cm" svg:y2="4.086cm" draw:start-shape="id17" draw:start-glue-point="2" draw:end-shape="id18" draw:end-glue-point="0" svg:d="M13720 1936v1075h1v1075">
          <text:p/>
        </draw:connector>
        <draw:rect draw:style-name="gr9" draw:text-style-name="P8" xml:id="id20" draw:id="id20" draw:layer="layout" svg:width="0.657cm" svg:height="0.25cm" svg:x="14.293cm" svg:y="1.686cm">
          <text:p/>
        </draw:rect>
        <draw:connector draw:style-name="gr10" draw:layer="layout" svg:x1="14.622cm" svg:y1="4.086cm" svg:x2="14.621cm" svg:y2="1.936cm" draw:start-shape="id19" draw:start-glue-point="0" draw:end-shape="id20" draw:end-glue-point="2" svg:d="M14622 4086v-1075h-1v-1075">
          <text:p/>
        </draw:connector>
        <draw:frame draw:style-name="gr14" draw:text-style-name="P9" draw:layer="layout" svg:width="1.818cm" svg:height="0.839cm" draw:transform="rotate (1.5707963267946) translate (13.048cm 4.054cm)">
          <draw:text-box>
            <text:p><text:span text:style-name="T6">LsnReq</text:span></text:p>
          </draw:text-box>
        </draw:frame>
        <draw:frame draw:style-name="gr14" draw:text-style-name="P9" draw:layer="layout" svg:width="1.378cm" svg:height="0.839cm" draw:transform="rotate (1.5707963267946) translate (13.955cm 3.714cm)">
          <draw:text-box>
            <text:p><text:span text:style-name="T6">LsnAck</text:span></text:p>
          </draw:text-box>
        </draw:frame>
        <draw:rect draw:style-name="gr9" draw:text-style-name="P8" xml:id="id18" draw:id="id18" draw:layer="layout" svg:width="0.657cm" svg:height="0.25cm" svg:x="13.393cm" svg:y="4.086cm">
          <text:p/>
        </draw:rect>
        <draw:rect draw:style-name="gr9" draw:text-style-name="P8" xml:id="id19" draw:id="id19" draw:layer="layout" svg:width="0.657cm" svg:height="0.25cm" svg:x="14.294cm" svg:y="4.086cm">
          <text:p/>
        </draw:rect>
        <draw:rect draw:style-name="gr8" draw:text-style-name="P7" draw:layer="layout" svg:width="2.134cm" svg:height="1.955cm" svg:x="13.08cm" svg:y="4.048cm">
          <text:p text:style-name="P7"><text:span text:style-name="T4">Lai</text:span></text:p>
          <text:p text:style-name="P7"><text:span text:style-name="T5"><text:s text:c="4"/></text:span><text:span text:style-name="T5">ListenApp</text:span><text:span text:style-name="T5"><text:line-break/></text:span><text:span text:style-name="T5"> <text:s text:c="3"/>Interface</text:span><text:span text:style-name="T4"> </text:span></text:p>
        </draw:rect>
        <draw:rect draw:style-name="gr9" draw:text-style-name="P8" xml:id="id22" draw:id="id22" draw:layer="layout" svg:width="0.509cm" svg:height="0.25cm" svg:x="12.252cm" svg:y="1.664cm">
          <text:p/>
        </draw:rect>
        <draw:connector draw:style-name="gr10" draw:layer="layout" svg:x1="10.169cm" svg:y1="11.276cm" svg:x2="12.506cm" svg:y2="1.914cm" draw:start-shape="id21" draw:start-glue-point="1" draw:end-shape="id22" draw:end-glue-point="2" svg:d="M10169 11276h2337v-9362">
          <text:p/>
        </draw:connector>
        <draw:connector draw:style-name="gr12" draw:layer="layout" svg:x1="7.209cm" svg:y1="10.814cm" svg:x2="2.723cm" svg:y2="10.814cm" draw:start-shape="id23" draw:start-glue-point="3" draw:end-shape="id24" draw:end-glue-point="1" svg:d="M7209 10814h-4486">
          <text:p/>
        </draw:connector>
        <draw:rect draw:style-name="gr9" draw:text-style-name="P8" draw:layer="layout" svg:width="1.004cm" svg:height="0.25cm" svg:x="7.209cm" svg:y="11.496cm">
          <text:p/>
        </draw:rect>
        <draw:rect draw:style-name="gr9" draw:text-style-name="P8" xml:id="id23" draw:id="id23" draw:layer="layout" svg:width="1.004cm" svg:height="0.25cm" svg:x="7.209cm" svg:y="10.689cm">
          <text:p/>
        </draw:rect>
        <draw:rect draw:style-name="gr9" draw:text-style-name="P8" xml:id="id25" draw:id="id25" draw:layer="layout" svg:width="1.004cm" svg:height="0.249cm" svg:x="7.209cm" svg:y="11.497cm">
          <text:p/>
        </draw:rect>
        <draw:connector draw:style-name="gr12" draw:layer="layout" svg:x1="7.209cm" svg:y1="11.621cm" svg:x2="2.723cm" svg:y2="11.621cm" draw:start-shape="id25" draw:start-glue-point="3" draw:end-shape="id26" draw:end-glue-point="1" svg:d="M7209 11621h-4486">
          <text:p/>
        </draw:connector>
        <draw:frame draw:style-name="gr11" draw:text-style-name="P9" draw:layer="layout" svg:width="2.159cm" svg:height="0.661cm" svg:x="2.947cm" svg:y="10.218cm">
          <draw:text-box>
            <text:p><text:span text:style-name="T6">Notif</text:span></text:p>
          </draw:text-box>
        </draw:frame>
        <draw:frame draw:style-name="gr11" draw:text-style-name="P12" draw:layer="layout" svg:width="2.159cm" svg:height="0.661cm" svg:x="2.948cm" svg:y="11.119cm">
          <draw:text-box>
            <text:p text:style-name="P11"><text:span text:style-name="T6">Notif</text:span></text:p>
          </draw:text-box>
        </draw:frame>
        <draw:rect draw:style-name="gr8" draw:text-style-name="P7" xml:id="id21" draw:id="id21" draw:layer="layout" svg:width="3.098cm" svg:height="1.537cm" svg:x="7.071cm" svg:y="10.508cm">
          <text:p text:style-name="P7"><text:span text:style-name="T4">Nmx</text:span></text:p>
          <text:p text:style-name="P7"><text:span text:style-name="T5"><text:s text:c="4"/></text:span><text:span text:style-name="T5">NotificationMux</text:span><text:span text:style-name="T4"> </text:span></text:p>
        </draw:rect>
        <draw:rect draw:style-name="gr8" draw:text-style-name="P7" xml:id="id9" draw:id="id9" draw:layer="layout" svg:width="3.098cm" svg:height="1.537cm" svg:x="4.897cm" svg:y="7.043cm">
          <text:p text:style-name="P7"><text:span text:style-name="T4">Rma</text:span></text:p>
          <text:p text:style-name="P7"><text:span text:style-name="T5"><text:s text:c="4"/></text:span><text:span text:style-name="T5">RxMemoryAccess</text:span><text:span text:style-name="T4"> </text:span></text:p>
        </draw:rect>
        <draw:rect draw:style-name="gr8" draw:text-style-name="P7" draw:layer="layout" svg:width="3.124cm" svg:height="4.572cm" svg:x="8.874cm" svg:y="4.022cm">
          <text:p text:style-name="P7"><text:span text:style-name="T4">Ras</text:span></text:p>
          <text:p text:style-name="P7"><text:span text:style-name="T5"><text:s text:c="4"/></text:span><text:span text:style-name="T5">RxAppStream</text:span><text:span text:style-name="T4"> </text:span></text:p>
        </draw:rect>
        <draw:rect draw:style-name="gr20" draw:text-style-name="P13" draw:layer="layout" svg:width="11.075cm" svg:height="0.559cm" svg:x="4.911cm" svg:y="1.484cm">
          <text:p><text:span text:style-name="T7">TRIF</text:span></text:p>
        </draw:rect>
        <draw:rect draw:style-name="gr20" draw:text-style-name="P5" draw:layer="layout" svg:width="0.714cm" svg:height="4.826cm" svg:x="1.527cm" svg:y="3.667cm">
          <text:p text:style-name="P4"><text:span text:style-name="T3">M</text:span></text:p>
          <text:p text:style-name="P4"><text:span text:style-name="T3">E</text:span></text:p>
          <text:p text:style-name="P4"><text:span text:style-name="T3">M</text:span></text:p>
        </draw:rect>
        <draw:custom-shape draw:style-name="gr17" draw:text-style-name="P10" draw:layer="layout" svg:width="0.59cm" svg:height="0.291cm" svg:x="5.729cm" svg:y="10.669cm">
          <text:p text:style-name="P10"><text:span text:style-name="T8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10" draw:layer="layout" svg:width="0.59cm" svg:height="0.291cm" svg:x="5.73cm" svg:y="11.476cm">
          <text:p text:style-name="P10"><text:span text:style-name="T8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4" draw:text-style-name="P9" draw:layer="layout" svg:width="1.249cm" svg:height="0.839cm" draw:transform="rotate (1.5707963267946) translate (11.864cm 3.746cm)">
          <draw:text-box>
            <text:p><text:span text:style-name="T6">Not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7H25M7S</meta:editing-duration>
    <meta:editing-cycles>223</meta:editing-cycles>
    <meta:generator>OpenOffice/4.1.6$Unix OpenOffice.org_project/416m1$Build-9790</meta:generator>
    <dc:date>2019-12-10T16:25:11</dc:date>
    <dc:creator>Francois Abel</dc:creator>
    <meta:printed-by>Francois Abel</meta:printed-by>
    <meta:print-date>2018-11-01T20:08:16.68</meta:print-date>
    <meta:document-statistic meta:object-count="84"/>
  </office:meta>
</office:document-meta>
</file>